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ableCachingSource.getChildURI( String parentURI , boolean isCollection , String chi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aversableCachingSource.createSource( String uri , String wrappedUri , Source 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is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SourceMeta.setIsCollection(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versableCachingSource.read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TraversableSourceMeta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aversableSourceMeta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Traversab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TraversableRespons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Child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raversableCachingSource.TraversableCachingSource( final CachingSourceFactory factory , final String protocol , final String uri , final String sourceUri , TraversableSource source , int expires , String cacheName , boolean async , CachingSourceValidityStrategy validityStrategy ,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versableSourceMeta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Child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versableCachingSource.getParentURI( String child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versableSourceMeta.TraversableSourc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setChildren( String [ ]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SourceMe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ableCachingSource.get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